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114.5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8.3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80.5pt"/>
    </style:style>
    <style:style style:name="co7" style:family="table-column">
      <style:table-column-properties fo:break-before="auto" style:column-width="115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ext-properties style:font-name="Arial" style:font-name-asian="DejaVu Sans" style:font-name-complex="Lohit Devanagari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DejaVu Sans" style:font-name-complex="Lohit Devanagari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6pt" svg:height="255.23pt" svg:x="50.91pt" svg:y="144.94pt">
            <draw:object draw:notify-on-update-of-ranges="Sheet1.B2:Sheet1.G2 Sheet1.B3:Sheet1.G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31.49pt" svg:y="146.52pt">
            <draw:object draw:notify-on-update-of-ranges="Sheet1.H2:Sheet1.M2 Sheet1.H3:Sheet1.M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17pt" svg:x="894.16pt" svg:y="127.16pt">
            <draw:object draw:notify-on-update-of-ranges="Sheet1.N2:Sheet1.S2 Sheet1.N3:Sheet1.S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3.46pt" svg:y="441.18pt">
            <draw:object draw:notify-on-update-of-ranges="Sheet1.B2:Sheet1.G2 Sheet1.B4:Sheet1.G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4pt" svg:height="254.92pt" svg:x="508.73pt" svg:y="410.63pt">
            <draw:object draw:notify-on-update-of-ranges="Sheet1.H2:Sheet1.M2 Sheet1.H4:Sheet1.M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4pt" svg:height="254.95pt" svg:x="845.91pt" svg:y="420.6pt">
            <draw:object draw:notify-on-update-of-ranges="Sheet1.N2:Sheet1.S2 Sheet1.N4:Sheet1.S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2.83pt" svg:height="256pt" svg:x="135.38pt" svg:y="692.39pt">
            <draw:object draw:notify-on-update-of-ranges="Sheet1.B2:Sheet1.G2 Sheet1.B5:Sheet1.G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20.92pt" svg:y="694.03pt">
            <draw:object draw:notify-on-update-of-ranges="Sheet1.H2:Sheet1.M2 Sheet1.H5:Sheet1.M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4.03pt" svg:height="256pt" svg:x="861.36pt" svg:y="694.71pt">
            <draw:object draw:notify-on-update-of-ranges="Sheet1.N2:Sheet1.S2 Sheet1.N5:Sheet1.S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2.83pt" svg:height="256pt" svg:x="47.91pt" svg:y="908.84pt">
            <draw:object draw:notify-on-update-of-ranges="Sheet1.B2:Sheet1.G2 Sheet1.B6:Sheet1.G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4.03pt" svg:height="256pt" svg:x="497.17pt" svg:y="893.71pt">
            <draw:object draw:notify-on-update-of-ranges="Sheet1.H2:Sheet1.M2 Sheet1.H6:Sheet1.M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2.83pt" svg:height="256pt" svg:x="870.94pt" svg:y="948.39pt">
            <draw:object draw:notify-on-update-of-ranges="Sheet1.N2:Sheet1.S2 Sheet1.N6:Sheet1.S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1316.24pt" svg:y="275.1pt">
            <draw:object draw:notify-on-update-of-ranges="Sheet1.B2:Sheet1.G2 Sheet1.B7:Sheet1.G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2.83pt" svg:height="256.03pt" svg:x="1342.94pt" svg:y="704.01pt">
            <draw:object draw:notify-on-update-of-ranges="Sheet1.B2:Sheet1.G2 Sheet1.B8:Sheet1.G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335.69pt" svg:y="451.98pt">
            <draw:object draw:notify-on-update-of-ranges="Sheet1.H2:Sheet1.M2 Sheet1.H7:Sheet1.M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371.66pt" svg:y="961.65pt">
            <draw:object draw:notify-on-update-of-ranges="Sheet1.H2:Sheet1.M2 Sheet1.H8:Sheet1.M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2.86pt" svg:height="256pt" svg:x="1673.57pt" svg:y="339.79pt">
            <draw:object draw:notify-on-update-of-ranges="Sheet1.N2:Sheet1.S2 Sheet1.N7:Sheet1.S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452.86pt" svg:height="256pt" svg:x="1746.65pt" svg:y="857.62pt">
            <draw:object draw:notify-on-update-of-ranges="Sheet1.N2:Sheet1.S2 Sheet1.N8:Sheet1.S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5" table:default-cell-style-name="ce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10"/>
        <table:table-column table:style-name="co5" table:default-cell-style-name="ce3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10"/>
        <table:table-row table:style-name="ro1">
          <table:table-cell table:style-name="Default"/>
          <table:table-cell table:style-name="ce2" office:value-type="string" calcext:value-type="string" table:number-columns-spanned="6" table:number-rows-spanned="1">
            <text:p>Mode 0</text:p>
          </table:table-cell>
          <table:covered-table-cell table:number-columns-repeated="4" table:style-name="ce5"/>
          <table:covered-table-cell table:style-name="ce8"/>
          <table:table-cell table:style-name="ce12" office:value-type="string" calcext:value-type="string" table:number-columns-spanned="6" table:number-rows-spanned="1">
            <text:p>Mode 1</text:p>
          </table:table-cell>
          <table:covered-table-cell table:number-columns-repeated="4" table:style-name="ce5"/>
          <table:covered-table-cell table:style-name="ce8"/>
          <table:table-cell table:style-name="ce2" office:value-type="string" calcext:value-type="string" table:number-columns-spanned="6" table:number-rows-spanned="1">
            <text:p>Mode 2</text:p>
          </table:table-cell>
          <table:covered-table-cell table:number-columns-repeated="4" table:style-name="ce5"/>
          <table:covered-table-cell table:style-name="ce8"/>
        </table:table-row>
        <table:table-row table:style-name="ro1">
          <table:table-cell table:style-name="Default" office:value-type="string" calcext:value-type="string">
            <text:p>Benchmark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  <table:table-cell office:value-type="string" calcext:value-type="string">
            <text:p>without cached profile – compile level 1</text:p>
          </table:table-cell>
          <table:table-cell office:value-type="string" calcext:value-type="string">
            <text:p>without cached profile – compile level 2</text:p>
          </table:table-cell>
          <table:table-cell office:value-type="string" calcext:value-type="string">
            <text:p>without cached profile – compile level 3</text:p>
          </table:table-cell>
          <table:table-cell table:style-name="ce7" office:value-type="string" calcext:value-type="string">
            <text:p>without cached profile – compile level 4</text:p>
          </table:table-cell>
          <table:table-cell table:style-name="ce7" office:value-type="string" calcext:value-type="string">
            <text:p>with cached profile – compile level 3</text:p>
          </table:table-cell>
          <table:table-cell table:style-name="ce9" office:value-type="string" calcext:value-type="string">
            <text:p>with cached profile – compile level 4</text:p>
          </table:table-cell>
        </table:table-row>
        <table:table-row table:style-name="ro1">
          <table:table-cell office:value-type="string" calcext:value-type="string">
            <text:p>Richards</text:p>
          </table:table-cell>
          <table:table-cell office:value-type="float" office:value="239" calcext:value-type="float">
            <text:p>239</text:p>
          </table:table-cell>
          <table:table-cell office:value-type="float" office:value="39" calcext:value-type="float">
            <text:p>39</text:p>
          </table:table-cell>
          <table:table-cell office:value-type="float" office:value="468" calcext:value-type="float">
            <text:p>468</text:p>
          </table:table-cell>
          <table:table-cell office:value-type="float" office:value="742" calcext:value-type="float">
            <text:p>742</text:p>
          </table:table-cell>
          <table:table-cell office:value-type="float" office:value="1872" calcext:value-type="float">
            <text:p>1872</text:p>
          </table:table-cell>
          <table:table-cell office:value-type="float" office:value="398" calcext:value-type="float">
            <text:p>39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214" calcext:value-type="float">
            <text:p>214</text:p>
          </table:table-cell>
          <table:table-cell office:value-type="float" office:value="1853" calcext:value-type="float">
            <text:p>1853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476" calcext:value-type="float">
            <text:p>476</text:p>
          </table:table-cell>
          <table:table-cell office:value-type="float" office:value="169" calcext:value-type="float">
            <text:p>169</text:p>
          </table:table-cell>
          <table:table-cell office:value-type="float" office:value="1850" calcext:value-type="float">
            <text:p>185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DeltaBlue</text:p>
          </table:table-cell>
          <table:table-cell office:value-type="float" office:value="284" calcext:value-type="float">
            <text:p>284</text:p>
          </table:table-cell>
          <table:table-cell office:value-type="float" office:value="124" calcext:value-type="float">
            <text:p>124</text:p>
          </table:table-cell>
          <table:table-cell office:value-type="float" office:value="490" calcext:value-type="float">
            <text:p>490</text:p>
          </table:table-cell>
          <table:table-cell office:value-type="float" office:value="898" calcext:value-type="float">
            <text:p>898</text:p>
          </table:table-cell>
          <table:table-cell office:value-type="float" office:value="1944" calcext:value-type="float">
            <text:p>1944</text:p>
          </table:table-cell>
          <table:table-cell office:value-type="float" office:value="508" calcext:value-type="float">
            <text:p>50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268" calcext:value-type="float">
            <text:p>268</text:p>
          </table:table-cell>
          <table:table-cell office:value-type="float" office:value="1957" calcext:value-type="float">
            <text:p>1957</text:p>
          </table:table-cell>
          <table:table-cell office:value-type="float" office:value="436" calcext:value-type="float">
            <text:p>436</text:p>
          </table:table-cell>
          <table:table-cell office:value-type="float" office:value="373" calcext:value-type="float">
            <text:p>373</text:p>
          </table:table-cell>
          <table:table-cell office:value-type="float" office:value="440" calcext:value-type="float">
            <text:p>440</text:p>
          </table:table-cell>
          <table:table-cell office:value-type="float" office:value="547" calcext:value-type="float">
            <text:p>547</text:p>
          </table:table-cell>
          <table:table-cell office:value-type="float" office:value="249" calcext:value-type="float">
            <text:p>249</text:p>
          </table:table-cell>
          <table:table-cell office:value-type="float" office:value="1965" calcext:value-type="float">
            <text:p>196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arleyBoyer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316" calcext:value-type="float">
            <text:p>1316</text:p>
          </table:table-cell>
          <table:table-cell office:value-type="float" office:value="2428" calcext:value-type="float">
            <text:p>2428</text:p>
          </table:table-cell>
          <table:table-cell office:value-type="float" office:value="1345" calcext:value-type="float">
            <text:p>134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558" calcext:value-type="float">
            <text:p>558</text:p>
          </table:table-cell>
          <table:table-cell office:value-type="float" office:value="2374" calcext:value-type="float">
            <text:p>2374</text:p>
          </table:table-cell>
          <table:table-cell office:value-type="float" office:value="1136" calcext:value-type="float">
            <text:p>1136</text:p>
          </table:table-cell>
          <table:table-cell office:value-type="float" office:value="475" calcext:value-type="float">
            <text:p>475</text:p>
          </table:table-cell>
          <table:table-cell office:value-type="float" office:value="1175" calcext:value-type="float">
            <text:p>1175</text:p>
          </table:table-cell>
          <table:table-cell office:value-type="float" office:value="895" calcext:value-type="float">
            <text:p>895</text:p>
          </table:table-cell>
          <table:table-cell office:value-type="float" office:value="497" calcext:value-type="float">
            <text:p>497</text:p>
          </table:table-cell>
          <table:table-cell office:value-type="float" office:value="2385" calcext:value-type="float">
            <text:p>2385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NavierStokes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372" calcext:value-type="float">
            <text:p>372</text:p>
          </table:table-cell>
          <table:table-cell office:value-type="float" office:value="737" calcext:value-type="float">
            <text:p>737</text:p>
          </table:table-cell>
          <table:table-cell office:value-type="float" office:value="1811" calcext:value-type="float">
            <text:p>1811</text:p>
          </table:table-cell>
          <table:table-cell office:value-type="float" office:value="482" calcext:value-type="float">
            <text:p>48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54" calcext:value-type="float">
            <text:p>154</text:p>
          </table:table-cell>
          <table:table-cell office:value-type="float" office:value="1827" calcext:value-type="float">
            <text:p>1827</text:p>
          </table:table-cell>
          <table:table-cell office:value-type="float" office:value="395" calcext:value-type="float">
            <text:p>395</text:p>
          </table:table-cell>
          <table:table-cell office:value-type="float" office:value="314" calcext:value-type="float">
            <text:p>314</text:p>
          </table:table-cell>
          <table:table-cell office:value-type="float" office:value="396" calcext:value-type="float">
            <text:p>396</text:p>
          </table:table-cell>
          <table:table-cell office:value-type="float" office:value="377" calcext:value-type="float">
            <text:p>377</text:p>
          </table:table-cell>
          <table:table-cell office:value-type="float" office:value="124" calcext:value-type="float">
            <text:p>124</text:p>
          </table:table-cell>
          <table:table-cell office:value-type="float" office:value="1829" calcext:value-type="float">
            <text:p>182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51" calcext:value-type="float">
            <text:p>251</text:p>
          </table:table-cell>
          <table:table-cell office:value-type="float" office:value="1085" calcext:value-type="float">
            <text:p>1085</text:p>
          </table:table-cell>
          <table:table-cell office:value-type="float" office:value="461" calcext:value-type="float">
            <text:p>46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78" calcext:value-type="float">
            <text:p>78</text:p>
          </table:table-cell>
          <table:table-cell office:value-type="float" office:value="744" calcext:value-type="float">
            <text:p>744</text:p>
          </table:table-cell>
          <table:table-cell office:value-type="float" office:value="288" calcext:value-type="float">
            <text:p>288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sparse.large</text:p>
          </table:table-cell>
          <table:table-cell table:style-name="ce4" office:value-type="float" office:value="124" calcext:value-type="float">
            <text:p>124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128" calcext:value-type="float">
            <text:p>1128</text:p>
          </table:table-cell>
          <table:table-cell table:style-name="ce11" office:value-type="float" office:value="242" calcext:value-type="float">
            <text:p>242</text:p>
          </table:table-cell>
          <table:table-cell table:style-name="ce4" office:value-type="float" office:value="172" calcext:value-type="float">
            <text:p>1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77" calcext:value-type="float">
            <text:p>777</text:p>
          </table:table-cell>
          <table:table-cell table:style-name="ce11" office:value-type="float" office:value="179" calcext:value-type="float">
            <text:p>179</text:p>
          </table:table-cell>
          <table:table-cell table:style-name="ce4" office:value-type="float" office:value="179" calcext:value-type="float">
            <text:p>179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781" calcext:value-type="float">
            <text:p>781</text:p>
          </table:table-cell>
          <table:table-cell table:style-name="ce11"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3:53:07.104436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43:45.159008906</meta:creation-date>
    <dc:date>2015-07-09T13:53:18.072814367</dc:date>
    <meta:editing-duration>PT40M38S</meta:editing-duration>
    <meta:editing-cycles>6</meta:editing-cycles>
    <meta:generator>LibreOffice/4.4.4.3$Linux_X86_64 LibreOffice_project/40m0$Build-3</meta:generator>
    <meta:document-statistic meta:table-count="1" meta:cell-count="13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0</text:p>
        </chart:title>
        <chart:legend chart:legend-position="end" svg:x="10.798cm" svg:y="1.767cm" style:legend-expansion="high" chart:style-name="ch3"/>
        <chart:plot-area chart:style-name="ch4" table:cell-range-address="Sheet1.B2:Sheet1.G3" chart:data-source-has-labels="row" svg:x="0.319cm" svg:y="1.275cm" svg:width="10.16cm" svg:height="7.55cm">
          <chartooo:coordinate-region svg:x="1.624cm" svg:y="1.276cm" svg:width="7.549cm" svg:height="7.549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G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39">
                <text:p>239</text:p>
                <draw:g>
                  <svg:desc>Sheet1.B3:Sheet1.G3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468">
                <text:p>468</text:p>
              </table:table-cell>
              <table:table-cell office:value-type="float" office:value="742">
                <text:p>742</text:p>
              </table:table-cell>
              <table:table-cell office:value-type="float" office:value="1872">
                <text:p>1872</text:p>
              </table:table-cell>
              <table:table-cell office:value-type="float" office:value="398">
                <text:p>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6:Sheet1.G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G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41">
                <text:p>241</text:p>
                <draw:g>
                  <svg:desc>Sheet1.B6:Sheet1.G6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372">
                <text:p>372</text:p>
              </table:table-cell>
              <table:table-cell office:value-type="float" office:value="737">
                <text:p>737</text:p>
              </table:table-cell>
              <table:table-cell office:value-type="float" office:value="1811">
                <text:p>1811</text:p>
              </table:table-cell>
              <table:table-cell office:value-type="float" office:value="482">
                <text:p>4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65cm" svg:y="0.316cm" chart:style-name="ch2">
          <text:p>NavierStokes - mode 1</text:p>
        </chart:title>
        <chart:legend chart:legend-position="end" svg:x="10.818cm" svg:y="1.781cm" style:legend-expansion="high" chart:style-name="ch3"/>
        <chart:plot-area chart:style-name="ch4" table:cell-range-address="Sheet1.H2:Sheet1.M2 Sheet1.H6:Sheet1.M6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:Sheet1.M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5">
                <text:p>315</text:p>
                <draw:g>
                  <svg:desc>Sheet1.H6:Sheet1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  <table:table-cell office:value-type="float" office:value="154">
                <text:p>154</text:p>
              </table:table-cell>
              <table:table-cell office:value-type="float" office:value="1827">
                <text:p>1827</text:p>
              </table:table-cell>
              <table:table-cell office:value-type="float" office:value="395">
                <text:p>3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629cm" svg:y="0.316cm" chart:style-name="ch2">
          <text:p>NavierStokes - mode 2</text:p>
        </chart:title>
        <chart:legend chart:legend-position="end" svg:x="10.776cm" svg:y="1.781cm" style:legend-expansion="high" chart:style-name="ch3"/>
        <chart:plot-area chart:style-name="ch4" table:cell-range-address="Sheet1.N2:Sheet1.S2 Sheet1.N6:Sheet1.S6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6:Sheet1.S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14">
                <text:p>314</text:p>
                <draw:g>
                  <svg:desc>Sheet1.N6:Sheet1.S6</svg:desc>
                </draw:g>
              </table:table-cell>
              <table:table-cell office:value-type="float" office:value="396">
                <text:p>396</text:p>
              </table:table-cell>
              <table:table-cell office:value-type="float" office:value="377">
                <text:p>377</text:p>
              </table:table-cell>
              <table:table-cell office:value-type="float" office:value="124">
                <text:p>124</text:p>
              </table:table-cell>
              <table:table-cell office:value-type="float" office:value="1829">
                <text:p>1829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0</text:p>
        </chart:title>
        <chart:legend chart:legend-position="end" svg:x="10.8cm" svg:y="1.765cm" style:legend-expansion="high" chart:style-name="ch3"/>
        <chart:plot-area chart:style-name="ch4" table:cell-range-address="Sheet1.B2:Sheet1.G2 Sheet1.B7:Sheet1.G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:Sheet1.G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35">
                <text:p>135</text:p>
                <draw:g>
                  <svg:desc>Sheet1.B7:Sheet1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  <table:table-cell office:value-type="float" office:value="251">
                <text:p>251</text:p>
              </table:table-cell>
              <table:table-cell office:value-type="float" office:value="1085">
                <text:p>1085</text:p>
              </table:table-cell>
              <table:table-cell office:value-type="float" office:value="461">
                <text:p>4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3cm" xlink:href=".." xlink:type="simple" chart:class="chart:circle" chart:style-name="ch1">
        <chart:title svg:x="5.735cm" svg:y="0.316cm" chart:style-name="ch2">
          <text:p>sparse.large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8:Sheet1.G8" chart:data-source-has-labels="row" svg:x="0.319cm" svg:y="1.275cm" svg:width="10.138cm" svg:height="7.578cm">
          <chartooo:coordinate-region svg:x="1.599cm" svg:y="1.276cm" svg:width="7.577cm" svg:height="7.577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G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24">
                <text:p>124</text:p>
                <draw:g>
                  <svg:desc>Sheet1.B8:Sheet1.G8</svg:desc>
                </draw:g>
              </table:table-cell>
              <table:table-cell office:value-type="float" office:value="314">
                <text:p>314</text:p>
              </table:table-cell>
              <table:table-cell office:value-type="float" office:value="272">
                <text:p>272</text:p>
              </table:table-cell>
              <table:table-cell office:value-type="float" office:value="61">
                <text:p>61</text:p>
              </table:table-cell>
              <table:table-cell office:value-type="float" office:value="1128">
                <text:p>1128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999cm" svg:y="0.316cm" chart:style-name="ch2">
          <text:p>compress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7:Sheet1.M7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M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94">
                <text:p>194</text:p>
                <draw:g>
                  <svg:desc>Sheet1.H7:Sheet1.M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6">
                <text:p>306</text:p>
              </table:table-cell>
              <table:table-cell office:value-type="float" office:value="78">
                <text:p>78</text:p>
              </table:table-cell>
              <table:table-cell office:value-type="float" office:value="744">
                <text:p>744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47cm" svg:y="0.316cm" chart:style-name="ch2">
          <text:p>sparse.large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8:Sheet1.M8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8:Sheet1.M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2">
                <text:p>172</text:p>
                <draw:g>
                  <svg:desc>Sheet1.H8:Sheet1.M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  <table:table-cell office:value-type="float" office:value="60">
                <text:p>60</text:p>
              </table:table-cell>
              <table:table-cell office:value-type="float" office:value="777">
                <text:p>777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987cm" svg:y="0.316cm" chart:style-name="ch2">
          <text:p>compress - mode 2</text:p>
        </chart:title>
        <chart:legend chart:legend-position="end" svg:x="10.777cm" svg:y="1.781cm" style:legend-expansion="high" chart:style-name="ch3"/>
        <chart:plot-area chart:style-name="ch4" table:cell-range-address="Sheet1.N2:Sheet1.S2 Sheet1.N7:Sheet1.S7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7:Sheet1.S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87">
                <text:p>187</text:p>
                <draw:g>
                  <svg:desc>Sheet1.N7:Sheet1.S7</svg:desc>
                </draw:g>
              </table:table-cell>
              <table:table-cell office:value-type="float" office:value="242">
                <text:p>242</text:p>
              </table:table-cell>
              <table:table-cell office:value-type="float" office:value="312">
                <text:p>312</text:p>
              </table:table-cell>
              <table:table-cell office:value-type="float" office:value="62">
                <text:p>62</text:p>
              </table:table-cell>
              <table:table-cell office:value-type="float" office:value="733">
                <text:p>733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7cm" svg:height="9.032cm" xlink:href=".." xlink:type="simple" chart:class="chart:circle" chart:style-name="ch1">
        <chart:title svg:x="5.735cm" svg:y="0.316cm" chart:style-name="ch2">
          <text:p>sparse.large - mode 2</text:p>
        </chart:title>
        <chart:legend chart:legend-position="end" svg:x="10.777cm" svg:y="1.781cm" style:legend-expansion="high" chart:style-name="ch3"/>
        <chart:plot-area chart:style-name="ch4" table:cell-range-address="Sheet1.N2:Sheet1.S2 Sheet1.N8:Sheet1.S8" chart:data-source-has-labels="row" svg:x="0.319cm" svg:y="1.275cm" svg:width="10.139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8:Sheet1.S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79">
                <text:p>179</text:p>
                <draw:g>
                  <svg:desc>Sheet1.N8:Sheet1.S8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292">
                <text:p>292</text:p>
              </table:table-cell>
              <table:table-cell office:value-type="float" office:value="53">
                <text:p>53</text:p>
              </table:table-cell>
              <table:table-cell office:value-type="float" office:value="781">
                <text:p>781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6.09cm" svg:y="0.316cm" chart:style-name="ch2">
          <text:p>Richards - mode 1</text:p>
        </chart:title>
        <chart:legend chart:legend-position="end" svg:x="10.798cm" svg:y="1.767cm" style:legend-expansion="high" chart:style-name="ch3"/>
        <chart:plot-area chart:style-name="ch4" table:cell-range-address="Sheet1.H2:Sheet1.M3" chart:data-source-has-labels="row" svg:x="0.319cm" svg:y="1.275cm" svg:width="10.16cm" svg:height="7.55cm">
          <chartooo:coordinate-region svg:x="1.624cm" svg:y="1.276cm" svg:width="7.549cm" svg:height="7.549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3:Sheet1.M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31">
                <text:p>331</text:p>
                <draw:g>
                  <svg:desc>Sheet1.H3:Sheet1.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85">
                <text:p>485</text:p>
              </table:table-cell>
              <table:table-cell office:value-type="float" office:value="214">
                <text:p>214</text:p>
              </table:table-cell>
              <table:table-cell office:value-type="float" office:value="1853">
                <text:p>1853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circle" chart:style-name="ch1">
        <chart:title svg:x="6.092cm" svg:y="0.316cm" chart:style-name="ch2">
          <text:p>Richards - mode 2</text:p>
        </chart:title>
        <chart:legend chart:legend-position="end" svg:x="10.802cm" svg:y="1.766cm" style:legend-expansion="high" chart:style-name="ch3"/>
        <chart:plot-area chart:style-name="ch4" table:cell-range-address="Sheet1.N2:Sheet1.S3" chart:data-source-has-labels="row" svg:x="0.32cm" svg:y="1.275cm" svg:width="10.162cm" svg:height="7.548cm">
          <chartooo:coordinate-region svg:x="1.627cm" svg:y="1.276cm" svg:width="7.547cm" svg:height="7.547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3:Sheet1.S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29">
                <text:p>329</text:p>
                <draw:g>
                  <svg:desc>Sheet1.N3:Sheet1.S3</svg:desc>
                </draw:g>
              </table:table-cell>
              <table:table-cell office:value-type="float" office:value="342">
                <text:p>342</text:p>
              </table:table-cell>
              <table:table-cell office:value-type="float" office:value="476">
                <text:p>476</text:p>
              </table:table-cell>
              <table:table-cell office:value-type="float" office:value="169">
                <text:p>169</text:p>
              </table:table-cell>
              <table:table-cell office:value-type="float" office:value="1850">
                <text:p>1850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DeltaBlue - mode 0</text:p>
        </chart:title>
        <chart:legend chart:legend-position="end" svg:x="10.8cm" svg:y="1.765cm" style:legend-expansion="high" chart:style-name="ch3"/>
        <chart:plot-area chart:style-name="ch4" table:cell-range-address="Sheet1.B2:Sheet1.G2 Sheet1.B4:Sheet1.G4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G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84">
                <text:p>284</text:p>
                <draw:g>
                  <svg:desc>Sheet1.B4:Sheet1.G4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490">
                <text:p>490</text:p>
              </table:table-cell>
              <table:table-cell office:value-type="float" office:value="898">
                <text:p>898</text:p>
              </table:table-cell>
              <table:table-cell office:value-type="float" office:value="1944">
                <text:p>1944</text:p>
              </table:table-cell>
              <table:table-cell office:value-type="float" office:value="508">
                <text:p>5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8.994cm" xlink:href=".." xlink:type="simple" chart:class="chart:circle" chart:style-name="ch1">
        <chart:title svg:x="6.033cm" svg:y="0.315cm" chart:style-name="ch2">
          <text:p>DeltaBlue - mode 1</text:p>
        </chart:title>
        <chart:legend chart:legend-position="end" svg:x="10.817cm" svg:y="1.762cm" style:legend-expansion="high" chart:style-name="ch3"/>
        <chart:plot-area chart:style-name="ch4" table:cell-range-address="Sheet1.H2:Sheet1.M2 Sheet1.H4:Sheet1.M4" chart:data-source-has-labels="row" svg:x="0.32cm" svg:y="1.273cm" svg:width="10.177cm" svg:height="7.542cm">
          <chartooo:coordinate-region svg:x="1.638cm" svg:y="1.274cm" svg:width="7.541cm" svg:height="7.541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4:Sheet1.M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3">
                <text:p>373</text:p>
                <draw:g>
                  <svg:desc>Sheet1.H4:Sheet1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59">
                <text:p>559</text:p>
              </table:table-cell>
              <table:table-cell office:value-type="float" office:value="268">
                <text:p>268</text:p>
              </table:table-cell>
              <table:table-cell office:value-type="float" office:value="1957">
                <text:p>1957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8.995cm" xlink:href=".." xlink:type="simple" chart:class="chart:circle" chart:style-name="ch1">
        <chart:title svg:x="6.033cm" svg:y="0.315cm" chart:style-name="ch2">
          <text:p>DeltaBlue - mode 2</text:p>
        </chart:title>
        <chart:legend chart:legend-position="end" svg:x="10.817cm" svg:y="1.762cm" style:legend-expansion="high" chart:style-name="ch3"/>
        <chart:plot-area chart:style-name="ch4" table:cell-range-address="Sheet1.N2:Sheet1.S2 Sheet1.N4:Sheet1.S4" chart:data-source-has-labels="row" svg:x="0.32cm" svg:y="1.273cm" svg:width="10.177cm" svg:height="7.543cm">
          <chartooo:coordinate-region svg:x="1.637cm" svg:y="1.274cm" svg:width="7.542cm" svg:height="7.542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4:Sheet1.S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73">
                <text:p>373</text:p>
                <draw:g>
                  <svg:desc>Sheet1.N4:Sheet1.S4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547">
                <text:p>547</text:p>
              </table:table-cell>
              <table:table-cell office:value-type="float" office:value="249">
                <text:p>249</text:p>
              </table:table-cell>
              <table:table-cell office:value-type="float" office:value="1965">
                <text:p>1965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6cm" svg:height="9.032cm" xlink:href=".." xlink:type="simple" chart:class="chart:circle" chart:style-name="ch1">
        <chart:title svg:x="5.748cm" svg:y="0.316cm" chart:style-name="ch2">
          <text:p>EarleyBoyer - mode 0</text:p>
        </chart:title>
        <chart:legend chart:legend-position="end" svg:x="10.776cm" svg:y="1.781cm" style:legend-expansion="high" chart:style-name="ch3"/>
        <chart:plot-area chart:style-name="ch4" table:cell-range-address="Sheet1.B2:Sheet1.G2 Sheet1.B5:Sheet1.G5" chart:data-source-has-labels="row" svg:x="0.319cm" svg:y="1.275cm" svg:width="10.138cm" svg:height="7.577cm">
          <chartooo:coordinate-region svg:x="1.6cm" svg:y="1.276cm" svg:width="7.576cm" svg:height="7.576cm"/>
          <chart:axis chart:dimension="x" chart:name="primary-x" chart:style-name="ch5" chartooo:axis-type="auto">
            <chartooo:date-scale/>
            <chart:categories table:cell-range-address="Sheet1.B2:Sheet1.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5:Sheet1.G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B2:Sheet1.G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296">
                <text:p>296</text:p>
                <draw:g>
                  <svg:desc>Sheet1.B5:Sheet1.G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15">
                <text:p>915</text:p>
              </table:table-cell>
              <table:table-cell office:value-type="float" office:value="1316">
                <text:p>1316</text:p>
              </table:table-cell>
              <table:table-cell office:value-type="float" office:value="2428">
                <text:p>2428</text:p>
              </table:table-cell>
              <table:table-cell office:value-type="float" office:value="1345">
                <text:p>13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6cm" svg:y="0.316cm" chart:style-name="ch2">
          <text:p>EarleyBoyer - mode 1</text:p>
        </chart:title>
        <chart:legend chart:legend-position="end" svg:x="10.8cm" svg:y="1.765cm" style:legend-expansion="high" chart:style-name="ch3"/>
        <chart:plot-area chart:style-name="ch4" table:cell-range-address="Sheet1.H2:Sheet1.M2 Sheet1.H5:Sheet1.M5" chart:data-source-has-labels="row" svg:x="0.32cm" svg:y="1.275cm" svg:width="10.16cm" svg:height="7.545cm">
          <chartooo:coordinate-region svg:x="1.628cm" svg:y="1.276cm" svg:width="7.544cm" svg:height="7.544cm"/>
          <chart:axis chart:dimension="x" chart:name="primary-x" chart:style-name="ch5" chartooo:axis-type="auto">
            <chartooo:date-scale/>
            <chart:categories table:cell-range-address="Sheet1.H2:Sheet1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5:Sheet1.M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H2:Sheet1.M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5">
                <text:p>475</text:p>
                <draw:g>
                  <svg:desc>Sheet1.H5:Sheet1.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34">
                <text:p>934</text:p>
              </table:table-cell>
              <table:table-cell office:value-type="float" office:value="558">
                <text:p>558</text:p>
              </table:table-cell>
              <table:table-cell office:value-type="float" office:value="2374">
                <text:p>2374</text:p>
              </table:table-cell>
              <table:table-cell office:value-type="float" office:value="1136">
                <text:p>11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9.032cm" xlink:href=".." xlink:type="simple" chart:class="chart:circle" chart:style-name="ch1">
        <chart:title svg:x="5.769cm" svg:y="0.316cm" chart:style-name="ch2">
          <text:p>EarleyBoyer - mode 2</text:p>
        </chart:title>
        <chart:legend chart:legend-position="end" svg:x="10.818cm" svg:y="1.781cm" style:legend-expansion="high" chart:style-name="ch3"/>
        <chart:plot-area chart:style-name="ch4" table:cell-range-address="Sheet1.N2:Sheet1.S2 Sheet1.N5:Sheet1.S5" chart:data-source-has-labels="row" svg:x="0.32cm" svg:y="1.275cm" svg:width="10.178cm" svg:height="7.577cm">
          <chartooo:coordinate-region svg:x="1.621cm" svg:y="1.276cm" svg:width="7.576cm" svg:height="7.576cm"/>
          <chart:axis chart:dimension="x" chart:name="primary-x" chart:style-name="ch5" chartooo:axis-type="auto">
            <chartooo:date-scale/>
            <chart:categories table:cell-range-address="Sheet1.N2:Sheet1.S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5:Sheet1.S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cached profile – compile level 1</text:p>
                <draw:g>
                  <svg:desc>Sheet1.N2:Sheet1.S2</svg:desc>
                </draw:g>
              </table:table-cell>
              <table:table-cell office:value-type="string">
                <text:p>without cached profile – compile level 2</text:p>
              </table:table-cell>
              <table:table-cell office:value-type="string">
                <text:p>without cached profile – compile level 3</text:p>
              </table:table-cell>
              <table:table-cell office:value-type="string">
                <text:p>without cached profile – compile level 4</text:p>
              </table:table-cell>
              <table:table-cell office:value-type="string">
                <text:p>with cached profile – compile level 3</text:p>
              </table:table-cell>
              <table:table-cell office:value-type="string">
                <text:p>with cached profile – compile level 4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475">
                <text:p>475</text:p>
                <draw:g>
                  <svg:desc>Sheet1.N5:Sheet1.S5</svg:desc>
                </draw:g>
              </table:table-cell>
              <table:table-cell office:value-type="float" office:value="1175">
                <text:p>1175</text:p>
              </table:table-cell>
              <table:table-cell office:value-type="float" office:value="895">
                <text:p>895</text:p>
              </table:table-cell>
              <table:table-cell office:value-type="float" office:value="497">
                <text:p>497</text:p>
              </table:table-cell>
              <table:table-cell office:value-type="float" office:value="2385">
                <text:p>2385</text:p>
              </table:table-cell>
              <table:table-cell office:value-type="float" office:value="1052">
                <text:p>10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